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6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7" table:default-cell-style-name="Default"/>
        <table:table-row table:style-name="ro1">
          <table:table-cell table:number-columns-repeated="6"/>
          <table:table-cell table:style-name="Default"/>
          <table:table-cell table:number-columns-repeated="3"/>
          <table:table-cell table:style-name="Default"/>
          <table:table-cell table:number-columns-repeated="7"/>
        </table:table-row>
        <table:table-row table:style-name="ro1">
          <table:table-cell/>
          <table:table-cell office:value-type="string" calcext:value-type="string">
            <text:p>Logo Path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7"/>
        </table:table-row>
        <table:table-row table:style-name="ro1" table:number-rows-repeated="4">
          <table:table-cell table:number-columns-repeated="6"/>
          <table:table-cell table:style-name="Default"/>
          <table:table-cell table:number-columns-repeated="3"/>
          <table:table-cell table:style-name="Default"/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Outer</text:p>
          </table:table-cell>
          <table:table-cell table:number-columns-repeated="4"/>
          <table:table-cell office:value-type="string" calcext:value-type="string">
            <text:p>inner one</text:p>
          </table:table-cell>
          <table:table-cell table:number-columns-repeated="3"/>
          <table:table-cell office:value-type="string" calcext:value-type="string">
            <text:p>inner two</text:p>
          </table:table-cell>
          <table:table-cell table:number-columns-repeated="3"/>
          <table:table-cell table:style-name="ce1" office:value-type="string" calcext:value-type="string">
            <text:p>inner three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Default"/>
          <table:table-cell table:number-columns-repeated="3"/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marked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Default"/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/>
          <table:table-cell table:style-name="Default"/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number-columns-repeated="3"/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160" calcext:value-type="float">
            <text:p>160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95" calcext:value-type="float">
            <text:p>9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85" calcext:value-type="float">
            <text:p>8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35" calcext:value-type="float">
            <text:p>135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230" calcext:value-type="float">
            <text:p>230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35" calcext:value-type="float">
            <text:p>13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230" calcext:value-type="float">
            <text:p>23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45" calcext:value-type="float">
            <text:p>145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40" calcext:value-type="float">
            <text:p>14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210" calcext:value-type="float">
            <text:p>21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45" calcext:value-type="float">
            <text:p>145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40" calcext:value-type="float">
            <text:p>14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float" office:value="210" calcext:value-type="float">
            <text:p>21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50" calcext:value-type="float">
            <text:p>150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85" calcext:value-type="float">
            <text:p>85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35" calcext:value-type="float">
            <text:p>135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 office:value-type="float" office:value="205" calcext:value-type="float">
            <text:p>205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50" calcext:value-type="float">
            <text:p>150</text:p>
          </table:table-cell>
          <table:table-cell office:value-type="float" office:value="95" calcext:value-type="float">
            <text:p>9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85" calcext:value-type="float">
            <text:p>85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35" calcext:value-type="float">
            <text:p>135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float" office:value="205" calcext:value-type="float">
            <text:p>205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240" calcext:value-type="float">
            <text:p>240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5" calcext:value-type="float">
            <text:p>95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195" calcext:value-type="float">
            <text:p>195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240" calcext:value-type="float">
            <text:p>24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95" calcext:value-type="float">
            <text:p>95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9" calcext:value-type="float">
            <text:p>9</text:p>
          </table:table-cell>
          <table:table-cell office:value-type="float" office:value="195" calcext:value-type="float">
            <text:p>195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185" calcext:value-type="float">
            <text:p>185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50" calcext:value-type="float">
            <text:p>150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90" calcext:value-type="float">
            <text:p>9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85" calcext:value-type="float">
            <text:p>18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45" calcext:value-type="float">
            <text:p>145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office:value-type="float" office:value="165" calcext:value-type="float">
            <text:p>16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45" calcext:value-type="float">
            <text:p>14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office:value-type="float" office:value="13" calcext:value-type="float">
            <text:p>13</text:p>
          </table:table-cell>
          <table:table-cell office:value-type="float" office:value="165" calcext:value-type="float">
            <text:p>16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/>
          <table:table-cell table:style-name="Default"/>
          <table:table-cell table:number-columns-repeated="3"/>
          <table:table-cell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office:value-type="float" office:value="160" calcext:value-type="float">
            <text:p>16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95" calcext:value-type="float">
            <text:p>9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/>
          <table:table-cell table:style-name="Default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5" calcext:value-type="float">
            <text:p>15</text:p>
          </table:table-cell>
          <table:table-cell/>
          <table:table-cell table:style-name="Default"/>
          <table:table-cell table:number-columns-repeated="7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  <table:table-cell table:style-name="Default"/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6">00/00/0000</text:date>, <text:time style:data-style-name="N2" text:time-value="14:02:14.02787765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6T12:23:27.609718044</meta:creation-date>
    <dc:date>2018-01-06T15:24:36.880460653</dc:date>
    <meta:editing-duration>PT1H29M28S</meta:editing-duration>
    <meta:editing-cycles>3</meta:editing-cycles>
    <meta:generator>LibreOffice/5.1.6.2$Linux_X86_64 LibreOffice_project/10m0$Build-2</meta:generator>
    <meta:document-statistic meta:table-count="1" meta:cell-count="223" meta:object-count="0"/>
  </office:meta>
</office:document-meta>
</file>